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aa79" officeooo:paragraph-rsid="000caa79"/>
    </style:style>
    <style:style style:name="T1" style:family="text">
      <style:text-properties fo:color="#000000" style:font-name="Consolas" fo:font-size="9.5pt" style:font-size-asian="9.5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e the guide:</text:p>
      <text:p text:style-name="P1"/>
      <text:p text:style-name="P1"><text:a xlink:type="simple" xlink:href="https://marketplace.visualstudio.com/items?itemName=ms-vsclient.google-play" text:style-name="Internet_20_link" text:visited-style-name="Visited_20_Internet_20_Link">https://marketplace.visualstudio.com/items?itemName=ms-vsclient.google-play</text:a></text:p>
      <text:p text:style-name="P1"/>
      <text:p text:style-name="P1">Expand it as required.</text:p>
      <text:p text:style-name="P1"/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2M10S</meta:editing-duration>
    <meta:editing-cycles>4</meta:editing-cycles>
    <meta:generator>LibreOffice/5.4.3.2$Windows_X86_64 LibreOffice_project/92a7159f7e4af62137622921e809f8546db437e5</meta:generator>
    <dc:date>2019-02-11T10:35:39.566000000</dc:date>
    <meta:document-statistic meta:table-count="0" meta:image-count="0" meta:object-count="0" meta:page-count="1" meta:paragraph-count="3" meta:word-count="8" meta:character-count="112" meta:non-whitespace-character-count="107"/>
    <meta:user-defined meta:name="Info 1"/>
    <meta:user-defined meta:name="Info 2"/>
    <meta:user-defined meta:name="Info 3"/>
    <meta:user-defined meta:name="Info 4"/>
  </office:meta>
</office:document-meta>
</file>